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 table:number-rows-repeated="5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39])" office:value-type="float" office:value="120.5" calcext:value-type="float">
            <text:p>120,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41]-[.B40]" office:value-type="float" office:value="54.5" calcext:value-type="float">
            <text:p>54,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21:33:10.6513695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19T21:33:47.267718477</dc:date>
    <meta:editing-duration>PT15H25M36S</meta:editing-duration>
    <meta:editing-cycles>68</meta:editing-cycles>
    <meta:generator>LibreOffice/6.0.7.3$Linux_X86_64 LibreOffice_project/00m0$Build-3</meta:generator>
    <meta:document-statistic meta:table-count="1" meta:cell-count="96" meta:object-count="0"/>
  </office:meta>
</office:document-meta>
</file>